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14pt" fo:language="fr" fo:country="FR" fo:font-weight="bold" officeooo:rsid="0002adef" officeooo:paragraph-rsid="0002ade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12pt" fo:language="fr" fo:country="FR" fo:font-weight="bold" officeooo:rsid="0002adef" officeooo:paragraph-rsid="0002ade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Mono" fo:font-size="12pt" fo:language="fr" fo:country="FR" fo:font-weight="normal" officeooo:rsid="0002adef" officeooo:paragraph-rsid="0002ade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Mono" fo:font-size="12pt" fo:language="fr" fo:country="FR" fo:font-weight="normal" officeooo:rsid="000346b6" officeooo:paragraph-rsid="000346b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Mono" fo:font-size="12pt" fo:language="fr" fo:country="FR" fo:font-weight="normal" officeooo:rsid="000346b6" officeooo:paragraph-rsid="00063c3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Mono" fo:font-size="12pt" fo:language="fr" fo:country="FR" fo:font-weight="normal" officeooo:rsid="00063c33" officeooo:paragraph-rsid="00063c3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Mono" fo:font-size="12pt" fo:language="fr" fo:country="FR" fo:font-weight="normal" officeooo:rsid="0006d081" officeooo:paragraph-rsid="0006d08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Mono" fo:font-size="12pt" fo:language="fr" fo:country="FR" fo:font-weight="normal" officeooo:rsid="0008250c" officeooo:paragraph-rsid="0008250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Mono" fo:font-size="12pt" fo:language="fr" fo:country="FR" fo:font-weight="normal" officeooo:rsid="0008250c" officeooo:paragraph-rsid="000a0ff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Mono" fo:language="fr" fo:country="FR" officeooo:rsid="0002adef" officeooo:paragraph-rsid="0002adef"/>
    </style:style>
    <style:style style:name="P11" style:family="paragraph" style:parent-style-name="Standard">
      <style:paragraph-properties fo:text-align="start" style:justify-single-word="false"/>
      <style:text-properties style:font-name="DejaVu Sans Mono" fo:language="fr" fo:country="FR" officeooo:rsid="0004e2d4" officeooo:paragraph-rsid="0002adef"/>
    </style:style>
    <style:style style:name="T1" style:family="text">
      <style:text-properties officeooo:rsid="000346b6"/>
    </style:style>
    <style:style style:name="T2" style:family="text">
      <style:text-properties officeooo:rsid="00063c33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222222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<text:span text:style-name="T1">3</text:span></text:p>
      <text:p text:style-name="P1"/>
      <text:p text:style-name="P2">Question 1</text:p>
      <text:p text:style-name="P3"/>
      <text:p text:style-name="P4">00 00 F4 80 16 D0 00 80 C2 00 00 00 00 48 06 06 03 45 00</text:p>
      <text:p text:style-name="P4">Signature de cette série</text:p>
      <text:p text:style-name="P6">Adresse destination : <text:span text:style-name="T1">00 00 F4 80 16 D0</text:span></text:p>
      <text:p text:style-name="P6">Adresse source : <text:span text:style-name="T1">00 80 C2 00 00 00</text:span></text:p>
      <text:p text:style-name="P5">L/<text:span text:style-name="T2">T :</text:span> 00 48</text:p>
      <text:p text:style-name="P7">DSAP : 06</text:p>
      <text:p text:style-name="P8">SSAP : 06</text:p>
      <text:p text:style-name="P7">LLC : 03</text:p>
      <text:p text:style-name="P9">début paquet IP : 45 00</text:p>
      <text:p text:style-name="P10"/>
      <text:p text:style-name="P10"><text:span text:style-name="T4">00 0000 0000</text:span><text:line-break/><text:span text:style-name="T4">00 0000 0000</text:span><text:line-break/><text:span text:style-name="T4">F4 1110 0100</text:span><text:line-break/><text:span text:style-name="T4">80 1000 0000</text:span><text:line-break/><text:span text:style-name="T4">16 0001 0110</text:span><text:line-break/><text:span text:style-name="T4">D0 1101 0000</text:span><text:line-break/><text:span text:style-name="T4">00 0000 0000</text:span><text:line-break/><text:span text:style-name="T4">80 1000 0000</text:span><text:line-break/><text:span text:style-name="T4">C2 1100 0010</text:span><text:line-break/><text:span text:style-name="T4">00 0000 0000</text:span><text:line-break/><text:span text:style-name="T4">00 0000 0000</text:span><text:line-break/><text:span text:style-name="T4">00 0000 0000</text:span><text:line-break/><text:span text:style-name="T4">00 0000 0000</text:span><text:line-break/><text:span text:style-name="T4">48 0100 1000</text:span><text:line-break/><text:span text:style-name="T4">06 0000 0110</text:span><text:line-break/><text:span text:style-name="T4">06 0000 0110</text:span><text:line-break/><text:span text:style-name="T4">03 0000 0011</text:span><text:line-break/><text:span text:style-name="T4">45 0100 0101</text:span><text:line-break/><text:span text:style-name="T4">00 0000 0000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4:10:08.609701746</meta:creation-date>
    <dc:date>2019-09-26T15:26:50.663731927</dc:date>
    <meta:editing-duration>PT29M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20" meta:character-count="472" meta:non-whitespace-character-count="364"/>
  </office:meta>
</office:document-meta>
</file>